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<text:span text:style-name="T2">1.hive</text:span><text:span text:style-name="T3"><text:line-break/>2.</text:span><text:s/><text:span text:style-name="T4">CREATE EXTERNAL TABLE<text:s/></text:span><text:span text:style-name="T5">ext</text:span><text:span text:style-name="T6"><text:s/>(</text:span></text:p>
      <text:p text:style-name="P7"><text:s text:c="6"/>flight_id STRING,</text:p>
      <text:p text:style-name="P8"><text:s text:c="6"/>airline STRING,</text:p>
      <text:p text:style-name="P9"><text:s text:c="6"/>source STRING,</text:p>
      <text:p text:style-name="P10"><text:s text:c="6"/>destination STRING,</text:p>
      <text:p text:style-name="P11"><text:s text:c="6"/>departure_time STRING,</text:p>
      <text:p text:style-name="P12"><text:s text:c="6"/>arrival_time STRING,</text:p>
      <text:p text:style-name="P13"><text:s text:c="6"/>delay_minutes INT)</text:p>
      <text:p text:style-name="P14">STORED BY 'org.apache.hadoop.hive.hbase.HBaseStorageHandler'</text:p>
      <text:p text:style-name="P15">WITH SERDEPROPERTIES (</text:p>
      <text:p text:style-name="P16"><text:s text:c="6"/>"hbase.columns.mapping" =</text:p>
      <text:p text:style-name="P17"><text:s text:c="9"/>":key,Flight:airline,Flight:source,Flight:destination,Schedule:departure_time,Schedule:arrival_time,Delay:delay_minutes")</text:p>
      <text:p text:style-name="P18">TBLPROPERTIES ("hbase.table.name" = "FlightInfo");</text:p>
      <text:p text:style-name="P19">3.select * from ext</text:p>
      <text:p text:style-name="P20">4.select avg(Delay) from ext;</text:p>
      <text:p text:style-name="P21">5.select sum(delay_minutes) from ext;</text:p>
      <text:p text:style-name="Normal"><text:span text:style-name="T22">6.</text:span><text:s/><text:span text:style-name="T23">create index ind on table ext(delay_minutes)</text:span></text:p>
      <text:p text:style-name="P24">&gt; as 'org.apache. hadoop.hive.ql.index.compact. CompactIndexHandler'</text:p>
      <text:p text:style-name="P25">&gt; with deferred rebuild;</text:p>
      <text:p text:style-name="P26"/>
      <text:p text:style-name="P27"/>
      <text:p text:style-name="P28">1.hbase shell</text:p>
      <text:p text:style-name="P29">2.create ‘flight’,’finfo’,’fsch’</text:p>
      <text:p text:style-name="P30">3.put ‘flight’,1,’finfo:source’,’pune’</text:p>
      <text:p text:style-name="P31">4.<text:s/>put ‘flight’,1,’finfo:dest’,’mumbai’</text:p>
      <text:p text:style-name="P32">5.<text:s/>put ‘flight’,1,fsch:dt,10.25<text:s/></text:p>
      <text:p text:style-name="P33">Same for ar and delay</text:p>
      <text:p text:style-name="P34">6.scan ‘flight’</text:p>
      <text:p text:style-name="P35">7.create ‘t1’</text:p>
      <text:p text:style-name="P36">8.disable ‘t1’</text:p>
      <text:soft-page-break/>
      <text:p text:style-name="P37">9.drop ‘t1’</text:p>
      <text:p text:style-name="P38">10.alter ‘flight’ ,NAME=&gt;’REVENUE’</text:p>
      <text:p text:style-name="Normal"><text:span text:style-name="T39">11. put ‘flight’,1,’REVENUE:RS’,40000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33138_NIKITA_22_23</meta:initial-creator>
    <dc:creator>33138_NIKITA_22_23</dc:creator>
    <meta:creation-date>2023-05-31T02:16:00Z</meta:creation-date>
    <dc:date>2023-05-31T02:33:00Z</dc:date>
    <meta:template xlink:href="Normal" xlink:type="simple"/>
    <meta:editing-cycles>1</meta:editing-cycles>
    <meta:editing-duration>PT0S</meta:editing-duration>
    <meta:document-statistic meta:page-count="2" meta:paragraph-count="2" meta:word-count="157" meta:character-count="1051" meta:row-count="7" meta:non-whitespace-character-count="896"/>
  </office:meta>
</office:document-meta>
</file>